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biotope_values</text:p>
          </table:table-cell>
          <table:table-cell office:value-type="string" calcext:value-type="string">
            <text:p>default_amount</text:p>
          </table:table-cell>
          <table:table-cell office:value-type="string" calcext:value-type="string">
            <text:p>default_shape_id</text:p>
          </table:table-cell>
          <table:table-cell office:value-type="string" calcext:value-type="string">
            <text:p>default_width</text:p>
          </table:table-cell>
          <table:table-cell table:style-name="ce6" office:value-type="string" calcext:value-type="string">
            <text:p>default_siz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omatic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h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er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ing toile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 forest for the poultry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 meadow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st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,4,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house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ro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hog shel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,3,4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ghts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h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-25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inal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heigh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chard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topurificatio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e trees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c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l she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squa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wanted view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ble 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00-20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d corrido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var.</text:p>
          </table:table-cell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sho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table:formula="of:=[.D2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Plantes aromatiqu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]+8" office:value-type="float" office:value="14" calcext:value-type="float">
            <text:p>14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]+1" office:value-type="float" office:value="2" calcext:value-type="float">
            <text:p>2</text:p>
          </table:table-cell>
          <table:table-cell office:value-type="string" calcext:value-type="string">
            <text:p>Grange</text:p>
          </table:table-cell>
          <table:table-cell table:formula="of:=[.D4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]+8" office:value-type="float" office:value="13" calcext:value-type="float">
            <text:p>13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]+1" office:value-type="float" office:value="2" calcext:value-type="float">
            <text:p>2</text:p>
          </table:table-cell>
          <table:table-cell office:value-type="string" calcext:value-type="string">
            <text:p>Ruche</text:p>
          </table:table-cell>
          <table:table-cell table:formula="of:=[.D5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5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6]+1" office:value-type="float" office:value="2" calcext:value-type="float">
            <text:p>2</text:p>
          </table:table-cell>
          <table:table-cell office:value-type="string" calcext:value-type="string">
            <text:p>Batiments</text:p>
          </table:table-cell>
          <table:table-cell table:formula="of:=[.D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6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8]+1" office:value-type="float" office:value="2" calcext:value-type="float">
            <text:p>2</text:p>
          </table:table-cell>
          <table:table-cell office:value-type="string" calcext:value-type="string">
            <text:p>Composteu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8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]+1" office:value-type="float" office:value="2" calcext:value-type="float">
            <text:p>2</text:p>
          </table:table-cell>
          <table:table-cell office:value-type="string" calcext:value-type="string">
            <text:p>Toilettes seches</text:p>
          </table:table-cell>
          <table:table-cell table:formula="of:=[.D9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9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10]+1" office:value-type="float" office:value="2" calcext:value-type="float">
            <text:p>2</text:p>
          </table:table-cell>
          <table:table-cell office:value-type="string" calcext:value-type="string">
            <text:p>Foret nourriciere pour la volaille</text:p>
          </table:table-cell>
          <table:table-cell table:formula="of:=[.D10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10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1]+1" office:value-type="float" office:value="2" calcext:value-type="float">
            <text:p>2</text:p>
          </table:table-cell>
          <table:table-cell office:value-type="string" calcext:value-type="string">
            <text:p>Feu</text:p>
          </table:table-cell>
          <table:table-cell table:formula="of:=[.D11]+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12]+1" office:value-type="float" office:value="2" calcext:value-type="float">
            <text:p>2</text:p>
          </table:table-cell>
          <table:table-cell office:value-type="string" calcext:value-type="string">
            <text:p>Prairie fleurie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2]+8" office:value-type="float" office:value="10" calcext:value-type="float">
            <text:p>10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3]+1" office:value-type="float" office:value="2" calcext:value-type="float">
            <text:p>2</text:p>
          </table:table-cell>
          <table:table-cell office:value-type="string" calcext:value-type="string">
            <text:p>Foret</text:p>
          </table:table-cell>
          <table:table-cell table:formula="of:=[.D13]+6" office:value-type="float" office:value="10" calcext:value-type="float">
            <text:p>10</text:p>
          </table:table-cell>
          <table:table-cell table:style-name="ce5" office:value-type="string" calcext:value-type="string">
            <text:p>3,4,5</text:p>
          </table:table-cell>
          <table:table-cell office:value-type="float" office:value="2" calcext:value-type="float">
            <text:p>2</text:p>
          </table:table-cell>
          <table:table-cell table:formula="of:=[.G13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4]+1" office:value-type="float" office:value="2" calcext:value-type="float">
            <text:p>2</text:p>
          </table:table-cell>
          <table:table-cell office:value-type="string" calcext:value-type="string">
            <text:p>Jardin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4]+8" office:value-type="float" office:value="10" calcext:value-type="float">
            <text:p>10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15]+1" office:value-type="float" office:value="2" calcext:value-type="float">
            <text:p>2</text:p>
          </table:table-cell>
          <table:table-cell office:value-type="string" calcext:value-type="string">
            <text:p>Serre</text:p>
          </table:table-cell>
          <table:table-cell table:formula="of:=[.D15]+6"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5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16]+1" office:value-type="float" office:value="2" calcext:value-type="float">
            <text:p>2</text:p>
          </table:table-cell>
          <table:table-cell office:value-type="string" calcext:value-type="string">
            <text:p>Veranda</text:p>
          </table:table-cell>
          <table:table-cell table:formula="of:=[.D1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6]+8" office:value-type="float" office:value="13" calcext:value-type="float">
            <text:p>13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17]+1" office:value-type="float" office:value="2" calcext:value-type="float">
            <text:p>2</text:p>
          </table:table-cell>
          <table:table-cell office:value-type="string" calcext:value-type="string">
            <text:p>Abri herisson</text:p>
          </table:table-cell>
          <table:table-cell table:formula="of:=[.D17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7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18]+1" office:value-type="float" office:value="2" calcext:value-type="float">
            <text:p>2</text:p>
          </table:table-cell>
          <table:table-cell office:value-type="string" calcext:value-type="string">
            <text:p>Haie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,3,4</text:p>
          </table:table-cell>
          <table:table-cell/>
          <table:table-cell table:formula="of:=[.G18]+8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9]+1" office:value-type="float" office:value="2" calcext:value-type="float">
            <text:p>2</text:p>
          </table:table-cell>
          <table:table-cell office:value-type="string" calcext:value-type="string">
            <text:p>Hauteur</text:p>
          </table:table-cell>
          <table:table-cell table:formula="of:=[.D19]+6" office:value-type="float" office:value="8" calcext:value-type="float">
            <text:p>8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20]+1" office:value-type="float" office:value="2" calcext:value-type="float">
            <text:p>2</text:p>
          </table:table-cell>
          <table:table-cell office:value-type="string" calcext:value-type="string">
            <text:p>Poulailler</text:p>
          </table:table-cell>
          <table:table-cell table:formula="of:=[.D20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0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1]+1" office:value-type="float" office:value="2" calcext:value-type="float">
            <text:p>2</text:p>
          </table:table-cell>
          <table:table-cell office:value-type="string" calcext:value-type="string">
            <text:p>Habitation</text:p>
          </table:table-cell>
          <table:table-cell table:formula="of:=[.D2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-25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22]+1" office:value-type="float" office:value="2" calcext:value-type="float">
            <text:p>2</text:p>
          </table:table-cell>
          <table:table-cell office:value-type="string" calcext:value-type="string">
            <text:p>Bas</text:p>
          </table:table-cell>
          <table:table-cell table:formula="of:=[.D22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23]+1" office:value-type="float" office:value="2" calcext:value-type="float">
            <text:p>2</text:p>
          </table:table-cell>
          <table:table-cell office:value-type="string" calcext:value-type="string">
            <text:p>Plantes medicinal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23]+8" office:value-type="float" office:value="10" calcext:value-type="float">
            <text:p>10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Mi-hauteur</text:p>
          </table:table-cell>
          <table:table-cell table:formula="of:=[.D24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25]+1" office:value-type="float" office:value="2" calcext:value-type="float">
            <text:p>2</text:p>
          </table:table-cell>
          <table:table-cell office:value-type="string" calcext:value-type="string">
            <text:p>Verger</text:p>
          </table:table-cell>
          <table:table-cell table:formula="of:=[.D25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25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26]+1" office:value-type="float" office:value="2" calcext:value-type="float">
            <text:p>2</text:p>
          </table:table-cell>
          <table:table-cell office:value-type="string" calcext:value-type="string">
            <text:p>Sentier</text:p>
          </table:table-cell>
          <table:table-cell table:formula="of:=[.D26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6]+8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27]+1" office:value-type="float" office:value="2" calcext:value-type="float">
            <text:p>2</text:p>
          </table:table-cell>
          <table:table-cell office:value-type="string" calcext:value-type="string">
            <text:p>Phytoepuratio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27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28]+1" office:value-type="float" office:value="2" calcext:value-type="float">
            <text:p>2</text:p>
          </table:table-cell>
          <table:table-cell office:value-type="string" calcext:value-type="string">
            <text:p>Pins</text:p>
          </table:table-cell>
          <table:table-cell table:formula="of:=[.D28]+6"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table:formula="of:=[.G28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29]+1" office:value-type="float" office:value="2" calcext:value-type="float">
            <text:p>2</text:p>
          </table:table-cell>
          <table:table-cell office:value-type="string" calcext:value-type="string">
            <text:p>Route</text:p>
          </table:table-cell>
          <table:table-cell table:formula="of:=[.D29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9]+8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30]+1" office:value-type="float" office:value="2" calcext:value-type="float">
            <text:p>2</text:p>
          </table:table-cell>
          <table:table-cell office:value-type="string" calcext:value-type="string">
            <text:p>Ombre</text:p>
          </table:table-cell>
          <table:table-cell table:formula="of:=[.D30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31]+1" office:value-type="float" office:value="2" calcext:value-type="float">
            <text:p>2</text:p>
          </table:table-cell>
          <table:table-cell office:value-type="string" calcext:value-type="string">
            <text:p>Soleil</text:p>
          </table:table-cell>
          <table:table-cell table:formula="of:=[.D31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2]+1" office:value-type="float" office:value="2" calcext:value-type="float">
            <text:p>2</text:p>
          </table:table-cell>
          <table:table-cell office:value-type="string" calcext:value-type="string">
            <text:p>Terrass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3]+1" office:value-type="float" office:value="2" calcext:value-type="float">
            <text:p>2</text:p>
          </table:table-cell>
          <table:table-cell office:value-type="string" calcext:value-type="string">
            <text:p>Remise a outils</text:p>
          </table:table-cell>
          <table:table-cell table:formula="of:=[.D33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3]+8" office:value-type="float" office:value="13" calcext:value-type="float">
            <text:p>13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ce princip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5]+1" office:value-type="float" office:value="2" calcext:value-type="float">
            <text:p>2</text:p>
          </table:table-cell>
          <table:table-cell office:value-type="string" calcext:value-type="string">
            <text:p>Vue indesirable</text:p>
          </table:table-cell>
          <table:table-cell table:formula="of:=[.D35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6]+1" office:value-type="float" office:value="2" calcext:value-type="float">
            <text:p>2</text:p>
          </table:table-cell>
          <table:table-cell office:value-type="string" calcext:value-type="string">
            <text:p>Potager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6]+8" office:value-type="float" office:value="10" calcext:value-type="float">
            <text:p>10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]+1" office:value-type="float" office:value="2" calcext:value-type="float">
            <text:p>2</text:p>
          </table:table-cell>
          <table:table-cell office:value-type="string" calcext:value-type="string">
            <text:p>Etang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38]+8" office:value-type="float" office:value="10" calcext:value-type="float">
            <text:p>10</text:p>
          </table:table-cell>
          <table:table-cell/>
          <table:table-cell office:value-type="string" calcext:value-type="string">
            <text:p>400-20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39]+1" office:value-type="float" office:value="2" calcext:value-type="float">
            <text:p>2</text:p>
          </table:table-cell>
          <table:table-cell office:value-type="string" calcext:value-type="string">
            <text:p>Couloir sauvag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39]+8" office:value-type="float" office:value="9" calcext:value-type="float">
            <text:p>9</text:p>
          </table:table-cell>
          <table:table-cell table:style-name="ce5" office:value-type="string" calcext:value-type="string">
            <text:p>var.</text:p>
          </table:table-cell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40]+1" office:value-type="float" office:value="2" calcext:value-type="float">
            <text:p>2</text:p>
          </table:table-cell>
          <table:table-cell office:value-type="string" calcext:value-type="string">
            <text:p>Vent</text:p>
          </table:table-cell>
          <table:table-cell table:formula="of:=[.D40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1]+1" office:value-type="float" office:value="2" calcext:value-type="float">
            <text:p>2</text:p>
          </table:table-cell>
          <table:table-cell office:value-type="string" calcext:value-type="string">
            <text:p>Atelier</text:p>
          </table:table-cell>
          <table:table-cell table:formula="of:=[.D4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1]+8" office:value-type="float" office:value="13" calcext:value-type="float">
            <text:p>13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 table:number-rows-repeated="104849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Feuille1.A1:Feuille1.I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09:52:32.897371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2T10:30:23.799827553</meta:creation-date>
    <dc:date>2021-11-04T10:46:47.280496800</dc:date>
    <meta:editing-duration>PT12H50M35S</meta:editing-duration>
    <meta:editing-cycles>65</meta:editing-cycles>
    <meta:generator>LibreOffice/6.4.7.2$Linux_X86_64 LibreOffice_project/40$Build-2</meta:generator>
    <meta:document-statistic meta:table-count="1" meta:cell-count="591" meta:object-count="0"/>
  </office:meta>
</office:document-meta>
</file>